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draw:stroke-dash="Dash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329cm" fo:min-width="3.246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2" style:family="graphic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3.94cm" fo:min-width="2.427cm" fo:padding-top="0.143cm" fo:padding-bottom="0.143cm" fo:padding-left="0.263cm" fo:padding-right="0.263cm" fo:wrap-option="wrap" draw:shadow="hidden" draw:shadow-offset-x="0.035cm" draw:shadow-offset-y="0.035cm" draw:shadow-color="#808080" draw:shadow-opacity="100%"/>
      <style:paragraph-properties style:writing-mode="lr-tb"/>
    </style:style>
    <style:style style:name="gr3" style:family="graphic">
      <style:graphic-properties draw:stroke="none" draw:stroke-dash="Fine_20_Dashed" svg:stroke-width="0.1cm" svg:stroke-color="#800080" draw:marker-start="" draw:marker-start-width="0.41cm" draw:marker-start-center="false" draw:marker-end="" draw:marker-end-width="0.41cm" draw:marker-end-center="false" draw:stroke-linejoin="miter" draw:fill="gradient" draw:fill-color="#f1c40f" draw:secondary-fill-color="#8e24aa" draw:fill-gradient-name="Gradient_20_261" draw:gradient-step-count="0" draw:textarea-horizontal-align="center" draw:textarea-vertical-align="middle" draw:auto-grow-height="false" draw:fit-to-size="false" style:shrink-to-fit="false" fo:min-height="3.059cm" fo:min-width="6.172cm" fo:padding-top="0.167cm" fo:padding-bottom="0.167cm" fo:padding-left="0.287cm" fo:padding-right="0.287cm" fo:wrap-option="wrap" draw:shadow="visible" draw:shadow-offset-x="0cm" draw:shadow-offset-y="0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eeeeee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f1c40f" draw:secondary-fill-color="#8e24aa" draw:fill-gradient-name="Gradient_20_261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默认">
        <draw:custom-shape draw:name="Shadow-blue 1" draw:style-name="gr1" draw:text-style-name="P2" draw:layer="layout" svg:width="3.795cm" svg:height="4.638cm" svg:x="1cm" svg:y="1.75cm">
          <text:p text:style-name="P1"><text:span text:style-name="T1">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Letter 1" draw:style-name="gr2" draw:text-style-name="P4" draw:layer="layout" svg:width="2.952cm" svg:height="4.225cm" svg:x="5.638cm" svg:y="2.593cm">
          <text:p text:style-name="P3"><text:span text:style-name="T2">Z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Planet 1" draw:style-name="gr3" draw:text-style-name="P6" draw:layer="layout" svg:width="6.746cm" svg:height="3.392cm" svg:x="1.422cm" svg:y="3.858cm">
          <text:p text:style-name="P5"><text:span text:style-name="T3">F</text:span></text:p>
          <draw:enhanced-geometry svg:viewBox="0 0 21600 21600" draw:mirror-horizontal="false" draw:mirror-vertical="false" draw:extrusion="true" draw:extrusion-viewpoint="(0cm 3.472cm 25cm)" draw:extrusion-origin="0 -0.5" draw:extrusion-skew="50 90" draw:extrusion-color="true" draw:extrusion-first-light-direction="(0 -50000 10000)" draw:extrusion-second-light-direction="(0 50000 10000)" dr3d:shade-mode="flat" draw:extrusion-metal="false" draw:extrusion-specularity="0%" draw:extrusion-diffusion="0%" draw:extrusion-depth="1cm 0" dr3d:projection="parallel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Gradient_20_197" draw:display-name="Gradient 197" draw:style="linear" draw:start-color="#455a64" draw:end-color="#b0bec5" draw:start-intensity="100%" draw:end-intensity="100%" draw:angle="0deg" draw:border="0%"/>
    <draw:gradient draw:name="Gradient_20_261" draw:display-name="Gradient 261" draw:style="linear" draw:start-color="#800080" draw:end-color="#ffbf00" draw:start-intensity="100%" draw:end-intensity="100%" draw:angle="0deg" draw:border="0%"/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hatch draw:name="Hatching_20_105" draw:display-name="Hatching 105" draw:style="single" draw:color="#f44336" draw:distance="0.2cm" draw:rotation="1300"/>
    <draw:marker draw:name="Arrow" svg:viewBox="0 0 20 30" svg:d="M10 0l-10 30h20z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体 CN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6T12:33:20.149550631</meta:creation-date>
    <dc:date>2022-11-16T12:42:40.812243268</dc:date>
    <meta:editing-duration>PT9M24S</meta:editing-duration>
    <meta:editing-cycles>1</meta:editing-cycles>
    <meta:document-statistic meta:object-count="3"/>
    <meta:generator>LibreOffice/7.3.6.2$Linux_X86_64 LibreOffice_project/30$Build-2</meta:generator>
  </office:meta>
</office:document-meta>
</file>